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1857ba" officeooo:paragraph-rsid="001857ba" style:font-size-asian="14pt" style:font-size-complex="14pt"/>
    </style:style>
    <style:style style:name="P2" style:family="paragraph" style:parent-style-name="Text_20_body">
      <style:text-properties fo:font-size="14pt" officeooo:rsid="001857ba" officeooo:paragraph-rsid="003c9e20" style:font-size-asian="14pt" style:font-size-complex="14pt"/>
    </style:style>
    <style:style style:name="P3" style:family="paragraph" style:parent-style-name="Text_20_body">
      <style:text-properties fo:font-size="14pt" officeooo:rsid="001686a4" officeooo:paragraph-rsid="001686a4" style:font-size-asian="14pt" style:font-size-complex="14pt"/>
    </style:style>
    <style:style style:name="P4" style:family="paragraph" style:parent-style-name="Text_20_body">
      <style:text-properties fo:font-size="14pt" officeooo:rsid="001686a4" officeooo:paragraph-rsid="001857ba" style:font-size-asian="14pt" style:font-size-complex="14pt"/>
    </style:style>
    <style:style style:name="P5" style:family="paragraph" style:parent-style-name="Text_20_body">
      <style:text-properties fo:font-size="14pt" officeooo:rsid="003c9e20" officeooo:paragraph-rsid="003c9e20" style:font-size-asian="14pt" style:font-size-complex="14pt"/>
    </style:style>
    <style:style style:name="P6" style:family="paragraph" style:parent-style-name="Text_20_body">
      <style:text-properties fo:font-size="14pt" fo:font-weight="bold" officeooo:rsid="0040e85c" officeooo:paragraph-rsid="0040e85c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variant="normal" fo:text-transform="none" fo:color="#000000" style:font-name="Times New Roman" fo:font-size="14pt" fo:letter-spacing="normal" fo:font-style="normal" officeooo:rsid="003b74d0" officeooo:paragraph-rsid="003b74d0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4pt" fo:letter-spacing="normal" officeooo:rsid="0018f75a" officeooo:paragraph-rsid="0018f75a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4pt" fo:letter-spacing="normal" officeooo:rsid="001b9c9e" officeooo:paragraph-rsid="001b9c9e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4pt" fo:letter-spacing="normal" officeooo:rsid="002d1ac5" officeooo:paragraph-rsid="002d1ac5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4pt" fo:letter-spacing="normal" officeooo:rsid="002db3c1" officeooo:paragraph-rsid="002db3c1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4pt" fo:letter-spacing="normal" officeooo:rsid="0036bec0" officeooo:paragraph-rsid="0036bec0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4pt" fo:letter-spacing="normal" officeooo:rsid="003b0a6a" officeooo:paragraph-rsid="003b0a6a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4pt" fo:letter-spacing="normal" fo:font-weight="bold" officeooo:rsid="0036bec0" officeooo:paragraph-rsid="0036bec0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rsid="0036bec0" officeooo:paragraph-rsid="003b0a6a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rsid="0036bec0" officeooo:paragraph-rsid="003b0a6a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officeooo:rsid="0018f75a" officeooo:paragraph-rsid="0018f75a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officeooo:rsid="002ee6a6" officeooo:paragraph-rsid="002ee6a6" style:font-size-asian="14pt" style:font-size-complex="14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bold" officeooo:paragraph-rsid="003b0a6a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2a00e9" officeooo:paragraph-rsid="002a00e9" style:font-size-asian="14pt" style:font-size-complex="14p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rsid="0018f75a" officeooo:paragraph-rsid="0018f75a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rsid="0036bec0" officeooo:paragraph-rsid="003b0a6a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paragraph-rsid="002bfa88" style:font-size-asian="14pt" style:font-size-complex="14pt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rsid="0036bec0" officeooo:paragraph-rsid="0039650e" style:font-size-asian="14pt" style:font-size-complex="14pt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rsid="0036bec0" officeooo:paragraph-rsid="003b0a6a" style:font-size-asian="14pt" style:font-size-complex="14pt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officeooo:rsid="001b9c9e" officeooo:paragraph-rsid="001b9c9e" style:font-size-asian="14pt" style:font-size-complex="14pt"/>
    </style:style>
    <style:style style:name="P2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14pt" fo:letter-spacing="normal" officeooo:paragraph-rsid="0018f75a" style:font-size-asian="14pt" style:font-size-complex="14pt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font-size="14pt" fo:letter-spacing="normal" officeooo:rsid="002d1ac5" officeooo:paragraph-rsid="002d1ac5" style:font-size-asian="14pt" style:font-size-complex="14pt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size="14pt" fo:font-weight="bold" officeooo:rsid="0018f75a" officeooo:paragraph-rsid="0018f75a" style:font-size-asian="14pt" style:font-weight-asian="bold" style:font-size-complex="14pt" style:font-weight-complex="bol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size="14pt" style:font-size-asian="14pt" style:font-size-complex="14pt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paragraph-rsid="0018f75a" style:font-size-asian="14pt" style:font-size-complex="14pt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rsid="0018f75a" officeooo:paragraph-rsid="0018f75a" style:font-size-asian="14pt" style:font-size-complex="14pt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rsid="0022c280" officeooo:paragraph-rsid="0022c280" style:font-size-asian="14pt" style:font-size-complex="14pt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rsid="002a00e9" officeooo:paragraph-rsid="002a00e9" style:font-size-asian="14pt" style:font-size-complex="14pt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rsid="0036bec0" officeooo:paragraph-rsid="0036bec0" style:font-size-asian="14pt" style:font-size-complex="14pt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rsid="004c8f12" officeooo:paragraph-rsid="004c8f12" style:font-size-asian="14pt" style:font-size-complex="14pt"/>
    </style:style>
    <style:style style:name="P38" style:family="paragraph" style:parent-style-name="Heading_20_2"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P39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style:font-size-asian="14pt" style:font-size-complex="14pt"/>
    </style:style>
    <style:style style:name="P40" style:family="paragraph" style:parent-style-name="Heading_20_2">
      <style:paragraph-properties fo:margin-left="0cm" fo:margin-right="0cm" fo:orphans="2" fo:widows="2" fo:text-indent="0cm" style:auto-text-indent="false"/>
      <style:text-properties fo:font-size="14pt" style:font-size-asian="14pt" style:font-size-complex="14pt"/>
    </style:style>
    <style:style style:name="P41" style:family="paragraph" style:parent-style-name="Heading_20_2">
      <style:paragraph-properties fo:margin-left="0cm" fo:margin-right="0cm" fo:orphans="2" fo:widows="2" fo:text-indent="0cm" style:auto-text-indent="false"/>
      <style:text-properties fo:font-size="14pt" officeooo:paragraph-rsid="0022c280" style:font-size-asian="14pt" style:font-size-complex="14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officeooo:rsid="003b0a6a"/>
    </style:style>
    <style:style style:name="T3" style:family="text">
      <style:text-properties fo:font-variant="normal" fo:text-transform="none" fo:color="#000000" style:font-name="Times New Roman" fo:letter-spacing="normal" fo:font-style="normal"/>
    </style:style>
    <style:style style:name="T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letter-spacing="normal" fo:font-style="normal" officeooo:rsid="00306fa3"/>
    </style:style>
    <style:style style:name="T6" style:family="text">
      <style:text-properties fo:font-variant="normal" fo:text-transform="none" fo:color="#000000" style:font-name="Times New Roman" fo:letter-spacing="normal" fo:font-style="normal" fo:font-weight="bold" officeooo:rsid="0018f75a" style:font-weight-asian="bold" style:font-weight-complex="bold"/>
    </style:style>
    <style:style style:name="T7" style:family="text">
      <style:text-properties style:font-name="Times New Roman" fo:font-style="normal" fo:font-weight="normal"/>
    </style:style>
    <style:style style:name="T8" style:family="text">
      <style:text-properties officeooo:rsid="0018f75a"/>
    </style:style>
    <style:style style:name="T9" style:family="text">
      <style:text-properties officeooo:rsid="001c0639"/>
    </style:style>
    <style:style style:name="T10" style:family="text">
      <style:text-properties officeooo:rsid="0018f75a" style:font-weight-asian="bold" style:font-weight-complex="bold"/>
    </style:style>
    <style:style style:name="T11" style:family="text">
      <style:text-properties officeooo:rsid="003b0a6a"/>
    </style:style>
    <style:style style:name="T12" style:family="text">
      <style:text-properties officeooo:rsid="003c9e20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2">Color element</text:h>
      <text:p text:style-name="P7">The input type of color <text:s/>element provides <text:s/>a user interface element <text:s/>that lets users to specify <text:s/>a color </text:p>
      <text:p text:style-name="P32"><text:span text:style-name="T6">Example:</text:span></text:p>
      <text:p text:style-name="P1">&lt;font color="blue"&gt;Design a webpage using html&lt;/font&gt;&gt;</text:p>
      <text:p text:style-name="P1">&lt;font color="orange"&gt;javascript can change html attributes&lt;/font&gt;</text:p>
      <text:p text:style-name="P2">&lt;font color="brown"&gt;php is used as server side scripting language&lt;/font&gt;</text:p>
      <text:p text:style-name="P6">Example2: input type= color</text:p>
      <text:p text:style-name="P2"><text:span text:style-name="T12">&lt;div&gt;</text:span></text:p>
      <text:p text:style-name="P5"><text:s text:c="2"/>&lt;input type="color" id="head" name="color" value="#7d64e6" /&gt;</text:p>
      <text:p text:style-name="P5"><text:s text:c="2"/>&lt;label for="head"&gt;body&lt;/label&gt;</text:p>
      <text:p text:style-name="P5"><text:s text:c="2"/>&lt;/div&gt;</text:p>
      <text:h text:style-name="P40" text:outline-level="2"><text:span text:style-name="T3">datalist element</text:span></text:h>
      <text:p text:style-name="P20"><text:span text:style-name="T8">1.</text:span>The HTML datalist element contains a set of options elements</text:p>
      <text:p text:style-name="P20"><text:span text:style-name="T8">2.</text:span>Users will see a dropdown list of predefined options</text:p>
      <text:p text:style-name="P20"><text:span text:style-name="T8">3.</text:span>The datalist tag provides an autocomplete feature on input elements</text:p>
      <text:p text:style-name="P22">Example:</text:p>
      <text:p text:style-name="P3">&lt;form&gt;</text:p>
      <text:p text:style-name="P4"><text:s text:c="2"/>&lt;input list="cars" name="cars"/&gt;</text:p>
      <text:p text:style-name="P4"><text:s/>&lt;datalist id=cars&gt;</text:p>
      <text:p text:style-name="P3"><text:s/>&lt;option value="Benz"&gt;</text:p>
      <text:p text:style-name="P3"><text:s/>&lt;option value="Audi"&gt;</text:p>
      <text:p text:style-name="P3"><text:s/>&lt;option value="Suzuki"&gt;</text:p>
      <text:p text:style-name="P3"><text:s text:c="2"/>&lt;option value="Mahindra"&gt;</text:p>
      <text:p text:style-name="P4"><text:s/>&lt;/datalist&gt;</text:p>
      <text:p text:style-name="P4">&lt;/form&gt;</text:p>
      <text:h text:style-name="P40" text:outline-level="2"><text:soft-page-break/><text:span text:style-name="T3">date element</text:span></text:h>
      <text:p text:style-name="P28"><text:span text:style-name="T7">The HTML5 introduced date element to provide the user with simple method of entering date on webpage</text:span></text:p>
      <text:p text:style-name="P29"><text:span text:style-name="T7">The datetime input element is used to display <text:s/>the date and time <text:s/>in a appropriate timezone</text:span></text:p>
      <text:p text:style-name="P29"><text:span text:style-name="T7">It represents a global date and time zone </text:span></text:p>
      <text:p text:style-name="P23"><text:span text:style-name="T8">Example:</text:span></text:p>
      <text:p text:style-name="P28"><text:span text:style-name="T8">&lt;label for="date"&gt; Select date&lt;/label&gt;</text:span></text:p>
      <text:p text:style-name="P8"><text:s/>&lt;input id="date" type="date" value="2018-7-26"/&gt;</text:p>
      <text:p text:style-name="P8"><text:s text:c="15"/></text:p>
      <text:h text:style-name="P41" text:outline-level="2"><text:span text:style-name="T3">datetime-local element</text:span></text:h>
      <text:p text:style-name="P10">The datetime-local <text:s/>input <text:s/>that the datetime value should be valid <text:s/>local datetime value</text:p>
      <text:p text:style-name="P10">This input type element represents a local <text:s/>date and time <text:s/>and does not contain timezone information</text:p>
      <text:p text:style-name="P16"><text:span text:style-name="T8">Example:</text:span></text:p>
      <text:p text:style-name="P13"><text:s/>&lt;label for="date and time"&gt;Date/time:&lt;/label&gt;</text:p>
      <text:p text:style-name="P13"><text:s text:c="2"/>&lt;input type="datetime-local" id="party-time"</text:p>
      <text:p text:style-name="P13"><text:s text:c="3"/>name="party-time" value="2018-7-26 T23:59:60Z" <text:s/>min="2018-7-26" max="2018-10-26" /&gt;</text:p>
      <text:p text:style-name="P13">&lt;input type="datetime-local" value="2018-7-26T16:39:57"/&gt;</text:p>
      <text:p text:style-name="P13"><text:s text:c="20"/></text:p>
      <text:p text:style-name="P19"><text:span text:style-name="T3">email element</text:span></text:p>
      <text:p text:style-name="P34"><text:span text:style-name="T3">The input email object represents <text:s/>an HTML input <text:s/>element <text:s/>with type=”email”.</text:span><text:span text:style-name="T5">It is used <text:s/>to let users to enter <text:s/>and edit an email address</text:span></text:p>
      <text:p text:style-name="P26"><text:span text:style-name="T10">Example:</text:span></text:p>
      <text:p text:style-name="P8">&lt;label for="email"&gt;email:&lt;/label&gt;</text:p>
      <text:p text:style-name="P8">&lt;input type="email" name="email" pattern="@gmail.com" <text:span text:style-name="T11">placeholder=”@gmail.com</text:span> required&gt;</text:p>
      <text:h text:style-name="P40" text:outline-level="2"><text:span text:style-name="T3">month element</text:span></text:h>
      <text:p text:style-name="P20">You can pick a month the calender allows you to choose a month</text:p>
      <text:p text:style-name="P26"><text:span text:style-name="T10">Example:</text:span></text:p>
      <text:p text:style-name="P8">&lt;label for="month"&gt;Month&lt;/label&gt;</text:p>
      <text:p text:style-name="P8"><text:soft-page-break/><text:s/>&lt;input type="month" <text:s/>value="month"&gt;</text:p>
      <text:h text:style-name="P40" text:outline-level="2"><text:span text:style-name="T3">Number</text:span></text:h>
      <text:p text:style-name="P20">We can have a number input fiels as spinner we have up and down arrows at the right of textbox to decrease or increase the value</text:p>
      <text:p text:style-name="P22">Example:</text:p>
      <text:p text:style-name="P17"><text:span text:style-name="T1"><text:s/>&lt;label for="number"&gt;select a number&lt;/label&gt;</text:span></text:p>
      <text:p text:style-name="P17"><text:span text:style-name="T1"><text:s/>&lt;input type="number" name="number" value="0"&gt;</text:span></text:p>
      <text:h text:style-name="P39" text:outline-level="2">Range element</text:h>
      <text:p text:style-name="P27">The input type element of type <text:s/>range <text:s/>represents <text:tab/><text:span text:style-name="T9">an HTML input <text:s/>element with type=”range”.</text:span></text:p>
      <text:p text:style-name="P20">min attribute is used to set low accepted value in a range</text:p>
      <text:p text:style-name="P20">max attribute is used to set highest accepted value in a range</text:p>
      <text:p text:style-name="P31"><text:span text:style-name="T4">step attribute is used to set increment/decrement value in a range</text:span></text:p>
      <text:p text:style-name="P30"><text:span text:style-name="T3">Example:</text:span></text:p>
      <text:p text:style-name="P33"><text:bookmark text:name="a"/><text:span text:style-name="T4"><text:s/>&lt;form <text:s/>oninput="x.value=parseInt(a.value)"&gt;</text:span></text:p>
      <text:p text:style-name="P33"><text:span text:style-name="T4"><text:s text:c="5"/>&lt;label for="Range"&gt;Select your price <text:s/>range&lt;/label&gt;</text:span></text:p>
      <text:p text:style-name="P33"><text:span text:style-name="T4"><text:s/>&lt;input type="range" name="your range" <text:s/>id="a" min="10" max="100"&gt;</text:span></text:p>
      <text:p text:style-name="P33"><text:span text:style-name="T4"><text:s text:c="3"/>=&lt;output name="x" for="a"&gt;&lt;/output&gt;</text:span></text:p>
      <text:p text:style-name="P33"><text:span text:style-name="T4"><text:s text:c="2"/>&lt;/form&gt;</text:span></text:p>
      <text:h text:style-name="P40" text:outline-level="2"><text:span text:style-name="T3">search element</text:span></text:h>
      <text:p text:style-name="P9">The input type elements of types <text:s/>search <text:s/>are text fields <text:s/>designed <text:s/>for the user to search </text:p>
      <text:p text:style-name="P14">Example:</text:p>
      <text:p text:style-name="P12"><text:s/>&lt;label for="search"&gt;search here:&lt;/label&gt;</text:p>
      <text:p text:style-name="P12"><text:s/>&lt;input type="search" id="search" placeholder="search"&gt;</text:p>
      <text:h text:style-name="P40" text:outline-level="2"><text:span text:style-name="T3">tel element</text:span></text:h>
      <text:p text:style-name="P18"><text:span text:style-name="T1">The input type <text:s/>tel is used for input fields <text:s/>that should <text:s/>contain a telephone number</text:span></text:p>
      <text:p text:style-name="P15"><text:span text:style-name="T10">Example:</text:span></text:p>
      <text:p text:style-name="P18"><text:span text:style-name="T1">&lt;label for="phone"&gt;Phone:&lt;/label&gt;</text:span></text:p>
      <text:p text:style-name="P18"><text:span text:style-name="T1">&lt;input type="tel" id="phone" name="usertel" <text:s/>required=""&gt;</text:span></text:p>
      <text:p text:style-name="P18"><text:soft-page-break/><text:span text:style-name="T1">&lt;input type="submit" name="submit"&gt;</text:span></text:p>
      <text:h text:style-name="P40" text:outline-level="2"><text:span text:style-name="T3">Time element</text:span></text:h>
      <text:p text:style-name="P35"><text:span text:style-name="T3">The input type element <text:s/>time <text:s/>represents <text:s/>an HTML <text:s/>input element <text:s/>with type=”time”.</text:span></text:p>
      <text:p text:style-name="P24"><text:span text:style-name="T10">Example:</text:span></text:p>
      <text:p text:style-name="P21">&lt;p&gt;I wake up everydat at &lt;time&gt;5am&lt;/time&gt;</text:p>
      <text:p text:style-name="P21">&lt;p&gt;Everyday we <text:s/>eat lunch at &lt;time&gt;1pm&lt;/time&gt;&lt;/p&gt;</text:p>
      <text:h text:style-name="P40" text:outline-level="2"><text:span text:style-name="T3">URL element</text:span></text:h>
      <text:p text:style-name="P36"><text:span text:style-name="T3">This input type element is used to enter "url"and edit it</text:span></text:p>
      <text:p text:style-name="P25"><text:span text:style-name="T10">Example:</text:span></text:p>
      <text:p text:style-name="P11">&lt;label for="url"&gt;Enter an https:// URL:&lt;/label&gt;</text:p>
      <text:p text:style-name="P11">&lt;input type="url" name="url" id="url"placeholder="https://Twitter.com"</text:p>
      <text:p text:style-name="P11"><text:s/>pattern="https://.*" size="20" required /&gt;</text:p>
      <text:h text:style-name="P40" text:outline-level="2"><text:span text:style-name="T3">Week element</text:span></text:h>
      <text:p text:style-name="P36"><text:span text:style-name="T1">This input type element is used to select a week</text:span></text:p>
      <text:p text:style-name="P25"><text:span text:style-name="T10">Example:</text:span></text:p>
      <text:p text:style-name="P37"><text:span text:style-name="T1">&lt;h2&gt;Week element&lt;/h2&gt;</text:span></text:p>
      <text:p text:style-name="P37"><text:span text:style-name="T1"><text:s text:c="19"/>&lt;p&gt;This input type element is used to select a week&lt;/p&gt;</text:span></text:p>
      <text:p text:style-name="P37"><text:span text:style-name="T1"><text:s text:c="17"/>&lt;label for="Week"&gt;Select a week&lt;/label&gt;</text:span></text:p>
      <text:p text:style-name="P37"><text:span text:style-name="T1"><text:s text:c="17"/>&lt;input type="week" id="week" name="week"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08:41:36.022521013</meta:creation-date>
    <meta:generator>LibreOffice/5.1.6.2$Linux_X86_64 LibreOffice_project/10m0$Build-2</meta:generator>
    <dc:date>2018-07-27T14:19:25.707773936</dc:date>
    <meta:editing-duration>PT2H7M59S</meta:editing-duration>
    <meta:editing-cycles>15</meta:editing-cycles>
    <meta:document-statistic meta:table-count="0" meta:image-count="0" meta:object-count="0" meta:page-count="4" meta:paragraph-count="97" meta:word-count="506" meta:character-count="3980" meta:non-whitespace-character-count="3399"/>
  </office:meta>
</office:document-meta>
</file>